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73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6008in"/>
    </style:style>
    <style:style style:name="co8" style:family="table-column">
      <style:table-column-properties fo:break-before="auto" style:column-width="1.863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reated</text:p>
          </table:table-cell>
          <table:table-cell office:value-type="string">
            <text:p>finished</text:p>
          </table:table-cell>
          <table:table-cell office:value-type="string">
            <text:p>what to do</text:p>
          </table:table-cell>
        </table:table-row>
        <table:table-row table:style-name="ro1">
          <table:table-cell/>
          <table:table-cell office:value-type="string">
            <text:p>GsoC (Python_Tutorial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utorials.rs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TTING_UP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 Window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3"/>
          <table:table-cell office:value-type="string">
            <text:p>in Fedora</text:p>
          </table:table-cell>
          <table:table-cell>
            <office:annotation draw:style-name="gr1" draw:text-style-name="P1" svg:width="1.1413in" svg:height="0.3902in" svg:x="7.0756in" svg:y="0.2496in" draw:caption-point-x="-0.2402in" draw:caption-point-y="0.5945in">
              <dc:date>2013-06-07T00:00:00</dc:date>
              <text:p text:style-name="P1"><text:span text:style-name="T1">Ipython</text:span></text:p>
              <text:p text:style-name="P1"><text:span text:style-name="T1">3D plotting</text:span></text:p>
            </office:annotation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binary compilation</text:p>
          </table:table-cell>
        </table:table-row>
        <table:table-row table:style-name="ro1">
          <table:table-cell table:number-columns-repeated="2"/>
          <table:table-cell office:value-type="string">
            <text:p>GU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mage R/W/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ideo R/W/S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need to be done in windows</text:p>
          </table:table-cell>
        </table:table-row>
        <table:table-row table:style-name="ro1">
          <table:table-cell table:number-columns-repeated="3"/>
          <table:table-cell office:value-type="string">
            <text:p>Draw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ellipse</text:p>
          </table:table-cell>
        </table:table-row>
        <table:table-row table:style-name="ro1">
          <table:table-cell table:number-columns-repeated="3"/>
          <table:table-cell office:value-type="string">
            <text:p>mouse_handling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check flags</text:p>
          </table:table-cell>
        </table:table-row>
        <table:table-row table:style-name="ro1">
          <table:table-cell table:number-columns-repeated="3"/>
          <table:table-cell office:value-type="string">
            <text:p>trackbar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R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Pixel Op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arithmetic operations</text:p>
          </table:table-cell>
          <table:table-cell office:value-type="string">
            <text:p>padding</text:p>
          </table:table-cell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ime measurement</text:p>
          </table:table-cell>
          <table:table-cell/>
          <table:table-cell office:value-type="string">
            <text:p>T</text:p>
          </table:table-cell>
          <table:table-cell office:value-type="string">
            <text:p>AF</text:p>
          </table:table-cell>
          <table:table-cell office:value-type="string">
            <text:p>provide links</text:p>
          </table:table-cell>
        </table:table-row>
        <table:table-row table:style-name="ro1">
          <table:table-cell table:number-columns-repeated="3"/>
          <table:table-cell office:value-type="string">
            <text:p>MATHS TOOLS</text:p>
          </table:table-cell>
          <table:table-cell office:value-type="string">
            <text:p>PC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V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Metrics</text:p>
          </table:table-cell>
          <table:table-cell>
            <office:annotation draw:style-name="gr1" draw:text-style-name="P1" svg:width="1.1413in" svg:height="0.7012in" svg:x="7.6654in" svg:y="2.4343in" draw:caption-point-x="-0.2402in" draw:caption-point-y="0.5945in">
              <dc:date>2013-06-08T00:00:00</dc:date>
              <text:p text:style-name="P1"><text:span text:style-name="T1">Euclidean</text:span></text:p>
              <text:p text:style-name="P1"><text:span text:style-name="T1">Manhattan</text:span></text:p>
              <text:p text:style-name="P1"><text:span text:style-name="T1">Mahalanobis</text:span></text:p>
              <text:p text:style-name="P1"><text:span text:style-name="T1">Earth Movers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IC IMAGE OP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lor_space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thresholding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geometric transforms</text:p>
          </table:table-cell>
          <table:table-cell office:value-type="string">
            <text:p>remapping, scaling</text:p>
          </table:table-cell>
          <table:table-cell office:value-type="string">
            <text:p>T</text:p>
          </table:table-cell>
          <table:table-cell office:value-type="string">
            <text:p>AF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ILTERING</text:p>
          </table:table-cell>
          <table:table-cell office:value-type="string">
            <text:p>filter2d</text:p>
          </table:table-cell>
          <table:table-cell office:value-type="string">
            <text:p>T</text:p>
          </table:table-cell>
          <table:table-cell>
            <office:annotation office:display="true" draw:style-name="gr1" draw:text-style-name="P1" svg:width="1.9539in" svg:height="1.0122in" svg:x="8.2657in" svg:y="3.2823in" draw:caption-point-x="-0.2402in" draw:caption-point-y="0.5945in">
              <dc:date>2013-06-10T00:00:00</dc:date>
              <text:p text:style-name="P1">Bilateral filtering links</text:p>
              <text:p text:style-name="P1">BF argument details</text:p>
              <text:p text:style-name="P1">BF example</text:p>
              <text:p text:style-name="P1"/>
              <text:p text:style-name="P1">GF noise image</text:p>
              <text:p text:style-name="P1"/>
            </office:annotation>
          </table:table-cell>
          <table:table-cell/>
        </table:table-row>
        <table:table-row table:style-name="ro1">
          <table:table-cell table:number-columns-repeated="4"/>
          <table:table-cell office:value-type="string">
            <text:p>Smooth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Gradien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Edge Detection </text:p>
          </table:table-cell>
          <table:table-cell office:value-type="string">
            <text:p>Cann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yrami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HISTOGRA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NTOURS</text:p>
          </table:table-cell>
          <table:table-cell/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OBJ _ DETECTION</text:p>
          </table:table-cell>
          <table:table-cell office:value-type="string">
            <text:p>Hough Lin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Hough Circles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Match Templat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IMAGE TRANSFORMS</text:p>
          </table:table-cell>
          <table:table-cell office:value-type="string">
            <text:p>df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c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istance transf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integr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atersh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Grabcu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21:13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0T23:57:12</dc:date>
    <dc:creator>abidrahmank </dc:creator>
    <meta:generator>LibreOffice/3.6$Linux_X86_64 LibreOffice_project/360m1$Build-2</meta:generator>
    <meta:editing-duration>PT17H2M18S</meta:editing-duration>
    <meta:editing-cycles>21</meta:editing-cycles>
    <meta:document-statistic meta:table-count="1" meta:cell-count="76" meta:object-count="0"/>
  </office:meta>
</office:document-meta>
</file>